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meta.xml" manifest:media-type="text/xml"/>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text-align="justify" style:justify-single-word="false"/>
      <style:text-properties fo:font-size="12pt" fo:language="en" fo:country="US" fo:font-weight="normal" style:font-size-asian="12pt" style:language-asian="zh" style:country-asian="CN" style:font-weight-asian="normal" style:font-size-complex="12pt" style:font-weight-complex="normal"/>
    </style:style>
    <style:style style:name="P2" style:family="paragraph" style:parent-style-name="Standard">
      <style:paragraph-properties fo:text-align="justify" style:justify-single-word="false"/>
      <style:text-properties fo:font-size="12pt" fo:language="en" fo:country="US" fo:font-weight="normal" officeooo:paragraph-rsid="001ee350" style:font-size-asian="12pt" style:language-asian="zh" style:country-asian="CN" style:font-weight-asian="normal" style:font-size-complex="12pt" style:font-weight-complex="normal"/>
    </style:style>
    <style:style style:name="P3" style:family="paragraph" style:parent-style-name="Standard">
      <style:paragraph-properties fo:text-align="justify" style:justify-single-word="false" fo:orphans="0" fo:widows="0"/>
      <style:text-properties fo:font-size="12pt" fo:language="en" fo:country="US" fo:font-weight="normal" officeooo:rsid="000cddb8" officeooo:paragraph-rsid="000cddb8" style:font-size-asian="12pt" style:language-asian="zh" style:country-asian="CN" style:font-weight-asian="normal" style:font-size-complex="12pt" style:font-weight-complex="normal"/>
    </style:style>
    <style:style style:name="P4" style:family="paragraph" style:parent-style-name="Standard">
      <style:paragraph-properties fo:text-align="justify" style:justify-single-word="false"/>
      <style:text-properties fo:font-size="12pt" fo:language="en" fo:country="US" fo:font-weight="normal" officeooo:rsid="000cddb8" officeooo:paragraph-rsid="000cddb8" style:font-size-asian="12pt" style:language-asian="zh" style:country-asian="CN" style:font-weight-asian="normal" style:font-size-complex="12pt" style:font-weight-complex="normal"/>
    </style:style>
    <style:style style:name="P5" style:family="paragraph" style:parent-style-name="Standard">
      <style:paragraph-properties fo:text-align="justify" style:justify-single-word="false" fo:orphans="0" fo:widows="0"/>
      <style:text-properties fo:font-size="12pt" fo:language="en" fo:country="US" fo:font-weight="normal" officeooo:rsid="00106062" officeooo:paragraph-rsid="001ee350" style:font-size-asian="12pt" style:language-asian="zh" style:country-asian="CN" style:font-weight-asian="normal" style:font-size-complex="12pt" style:font-weight-complex="normal"/>
    </style:style>
    <style:style style:name="P6" style:family="paragraph" style:parent-style-name="Standard">
      <style:paragraph-properties fo:text-align="justify" style:justify-single-word="false"/>
      <style:text-properties fo:font-size="12pt" fo:language="en" fo:country="US" fo:font-weight="normal" officeooo:rsid="00106062" officeooo:paragraph-rsid="001ee350" style:font-size-asian="12pt" style:language-asian="zh" style:country-asian="CN"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en" fo:country="US" fo:font-weight="normal" officeooo:rsid="000bcb9c" officeooo:paragraph-rsid="001ee350" style:font-size-asian="12pt" style:language-asian="zh" style:country-asian="CN" style:font-weight-asian="normal" style:font-size-complex="12pt" style:font-weight-complex="normal"/>
    </style:style>
    <style:style style:name="P8" style:family="paragraph" style:parent-style-name="Standard">
      <style:paragraph-properties fo:text-align="justify" style:justify-single-word="false"/>
      <style:text-properties fo:font-size="12pt" fo:language="en" fo:country="US" fo:font-weight="normal" officeooo:rsid="00099b57" officeooo:paragraph-rsid="001ee350" style:font-size-asian="12pt" style:language-asian="zh" style:country-asian="CN" style:font-weight-asian="normal" style:font-size-complex="12pt" style:font-weight-complex="normal"/>
    </style:style>
    <style:style style:name="P9" style:family="paragraph" style:parent-style-name="Standard">
      <style:paragraph-properties fo:text-align="justify" style:justify-single-word="false" fo:orphans="0" fo:widows="0"/>
      <style:text-properties fo:font-size="12pt" fo:language="en" fo:country="US" fo:font-weight="normal" officeooo:rsid="00123f96" officeooo:paragraph-rsid="001ee350" style:font-size-asian="12pt" style:language-asian="zh" style:country-asian="CN" style:font-weight-asian="normal" style:font-size-complex="12pt" style:font-weight-complex="normal"/>
    </style:style>
    <style:style style:name="P10" style:family="paragraph" style:parent-style-name="Standard">
      <style:paragraph-properties fo:text-align="justify" style:justify-single-word="false"/>
      <style:text-properties fo:font-size="12pt" fo:language="en" fo:country="US" fo:font-weight="normal" officeooo:rsid="00123f96" officeooo:paragraph-rsid="001ee350" style:font-size-asian="12pt" style:language-asian="zh" style:country-asian="CN" style:font-weight-asian="normal" style:font-size-complex="12pt" style:font-weight-complex="normal"/>
    </style:style>
    <style:style style:name="P11" style:family="paragraph" style:parent-style-name="Standard">
      <style:paragraph-properties fo:text-align="justify" style:justify-single-word="false"/>
      <style:text-properties fo:font-size="12pt" fo:language="en" fo:country="US" fo:font-weight="normal" officeooo:rsid="0013f1e7" officeooo:paragraph-rsid="001ee350" style:font-size-asian="12pt" style:language-asian="zh" style:country-asian="CN" style:font-weight-asian="normal" style:font-size-complex="12pt" style:font-weight-complex="normal"/>
    </style:style>
    <style:style style:name="P12" style:family="paragraph" style:parent-style-name="Standard">
      <style:paragraph-properties fo:text-align="justify" style:justify-single-word="false"/>
      <style:text-properties fo:font-size="12pt" fo:language="en" fo:country="US" fo:font-weight="normal" officeooo:rsid="000d2feb" officeooo:paragraph-rsid="001ee350" style:font-size-asian="12pt" style:language-asian="zh" style:country-asian="CN" style:font-weight-asian="normal" style:font-size-complex="12pt" style:font-weight-complex="normal"/>
    </style:style>
    <style:style style:name="P13" style:family="paragraph" style:parent-style-name="Standard">
      <style:paragraph-properties fo:text-align="justify" style:justify-single-word="false"/>
      <style:text-properties fo:font-size="12pt" fo:language="en" fo:country="US" fo:font-weight="normal" officeooo:rsid="0009ada1" officeooo:paragraph-rsid="001ee350" style:font-size-asian="12pt" style:language-asian="none" style:country-asian="none" style:font-weight-asian="normal" style:font-size-complex="12pt" style:font-weight-complex="normal"/>
    </style:style>
    <style:style style:name="P14" style:family="paragraph" style:parent-style-name="Standard">
      <style:paragraph-properties fo:text-align="justify" style:justify-single-word="false" fo:orphans="0" fo:widows="0"/>
      <style:text-properties style:use-window-font-color="true" fo:font-size="12pt" fo:language="en" fo:country="US" fo:font-weight="normal" style:font-size-asian="12pt" style:language-asian="zh" style:country-asian="CN" style:font-weight-asian="normal" style:font-size-complex="12pt" style:font-weight-complex="normal"/>
    </style:style>
    <style:style style:name="P15" style:family="paragraph" style:parent-style-name="Standard">
      <style:paragraph-properties fo:text-align="justify" style:justify-single-word="false" fo:orphans="0" fo:widows="0"/>
      <style:text-properties style:use-window-font-color="true" fo:font-size="12pt" fo:language="en" fo:country="US" fo:font-weight="normal" officeooo:paragraph-rsid="001ee350" style:font-size-asian="12pt" style:language-asian="zh" style:country-asian="CN" style:font-weight-asian="normal" style:font-size-complex="12pt" style:font-weight-complex="normal"/>
    </style:style>
    <style:style style:name="P16" style:family="paragraph" style:parent-style-name="Standard">
      <style:paragraph-properties fo:text-align="justify" style:justify-single-word="false" fo:orphans="0" fo:widows="0"/>
      <style:text-properties style:use-window-font-color="true" fo:font-size="12pt" fo:language="en" fo:country="US" fo:font-weight="normal" officeooo:rsid="000cddb8" officeooo:paragraph-rsid="000cddb8" style:font-size-asian="12pt" style:language-asian="zh" style:country-asian="CN" style:font-weight-asian="normal" style:font-size-complex="12pt" style:font-weight-complex="normal"/>
    </style:style>
    <style:style style:name="P17" style:family="paragraph" style:parent-style-name="Standard">
      <style:paragraph-properties fo:text-align="justify" style:justify-single-word="false" fo:orphans="0" fo:widows="0"/>
      <style:text-properties style:use-window-font-color="true" fo:font-size="12pt" fo:language="en" fo:country="US" fo:font-weight="normal" officeooo:rsid="00106062" officeooo:paragraph-rsid="001ee350" style:font-size-asian="12pt" style:language-asian="zh" style:country-asian="CN" style:font-weight-asian="normal" style:font-size-complex="12pt" style:font-weight-complex="normal"/>
    </style:style>
    <style:style style:name="P18" style:family="paragraph" style:parent-style-name="Standard">
      <style:paragraph-properties fo:text-align="justify" style:justify-single-word="false" fo:orphans="0" fo:widows="0"/>
      <style:text-properties style:use-window-font-color="true" fo:font-size="12pt" fo:language="en" fo:country="US" fo:font-weight="normal" officeooo:rsid="00123f96" officeooo:paragraph-rsid="001ee350" style:font-size-asian="12pt" style:language-asian="zh" style:country-asian="CN" style:font-weight-asian="normal" style:font-size-complex="12pt" style:font-weight-complex="normal"/>
    </style:style>
    <style:style style:name="P19" style:family="paragraph" style:parent-style-name="Standard">
      <style:paragraph-properties fo:text-align="justify" style:justify-single-word="false"/>
      <style:text-properties fo:font-size="14pt" fo:language="en" fo:country="US" fo:font-weight="bold" style:font-size-asian="14pt" style:language-asian="zh" style:country-asian="CN" style:font-weight-asian="bold" style:font-size-complex="14pt" style:font-weight-complex="bold"/>
    </style:style>
    <style:style style:name="P20" style:family="paragraph" style:parent-style-name="Standard">
      <style:paragraph-properties fo:text-align="justify" style:justify-single-word="false"/>
      <style:text-properties fo:font-size="14pt" fo:language="en" fo:country="US" fo:font-weight="bold" officeooo:paragraph-rsid="001ee350" style:font-size-asian="14pt" style:language-asian="zh" style:country-asian="CN" style:font-weight-asian="bold" style:font-size-complex="14pt" style:font-weight-complex="bold"/>
    </style:style>
    <style:style style:name="P21" style:family="paragraph" style:parent-style-name="Standard">
      <style:paragraph-properties fo:text-align="center" style:justify-single-word="false"/>
      <style:text-properties fo:font-size="18.5pt" officeooo:rsid="00061d83" officeooo:paragraph-rsid="00061d83" style:font-size-asian="18.5pt" style:font-size-complex="18.5pt"/>
    </style:style>
    <style:style style:name="P22" style:family="paragraph" style:parent-style-name="Standard">
      <style:paragraph-properties fo:text-align="center" style:justify-single-word="false"/>
      <style:text-properties fo:font-size="18.5pt" officeooo:paragraph-rsid="001ee350" style:font-size-asian="18.5pt" style:font-size-complex="18.5pt"/>
    </style:style>
    <style:style style:name="P23" style:family="paragraph" style:parent-style-name="Standard">
      <style:paragraph-properties fo:text-align="center" style:justify-single-word="false"/>
      <style:text-properties fo:font-size="18.5pt" officeooo:paragraph-rsid="001ee350" style:font-size-asian="18.5pt" style:language-asian="none" style:country-asian="none" style:font-size-complex="18.5pt"/>
    </style:style>
    <style:style style:name="P24" style:family="paragraph" style:parent-style-name="Standard">
      <style:paragraph-properties fo:text-align="justify" style:justify-single-word="false"/>
      <style:text-properties officeooo:rsid="000ebf3c" officeooo:paragraph-rsid="000ebf3c"/>
    </style:style>
    <style:style style:name="P25" style:family="paragraph" style:parent-style-name="Standard">
      <style:paragraph-properties fo:text-align="justify" style:justify-single-word="false"/>
      <style:text-properties officeooo:rsid="000ebf3c" officeooo:paragraph-rsid="0011cd01"/>
    </style:style>
    <style:style style:name="P26" style:family="paragraph" style:parent-style-name="Standard">
      <style:paragraph-properties fo:text-align="justify" style:justify-single-word="false"/>
      <style:text-properties officeooo:rsid="0011cd01" officeooo:paragraph-rsid="001a581c"/>
    </style:style>
    <style:style style:name="P27" style:family="paragraph" style:parent-style-name="Standard">
      <style:paragraph-properties fo:text-align="justify" style:justify-single-word="false"/>
    </style:style>
    <style:style style:name="P28" style:family="paragraph" style:parent-style-name="Standard">
      <style:paragraph-properties fo:text-align="justify" style:justify-single-word="false"/>
      <style:text-properties officeooo:paragraph-rsid="001ee350"/>
    </style:style>
    <style:style style:name="P29" style:family="paragraph" style:parent-style-name="Standard">
      <style:paragraph-properties fo:text-align="justify" style:justify-single-word="false"/>
      <style:text-properties officeooo:rsid="001a504f" officeooo:paragraph-rsid="001a504f"/>
    </style:style>
    <style:style style:name="P30" style:family="paragraph" style:parent-style-name="Standard">
      <style:paragraph-properties fo:text-align="justify" style:justify-single-word="false"/>
      <style:text-properties officeooo:rsid="0009ada1" officeooo:paragraph-rsid="001ee350" style:language-asian="none" style:country-asian="none"/>
    </style:style>
    <style:style style:name="P31" style:family="paragraph" style:parent-style-name="Standard">
      <style:paragraph-properties fo:text-align="justify" style:justify-single-word="false"/>
      <style:text-properties officeooo:rsid="00101de7" officeooo:paragraph-rsid="001ee350" style:language-asian="none" style:country-asian="none"/>
    </style:style>
    <style:style style:name="P32" style:family="paragraph" style:parent-style-name="Standard">
      <style:paragraph-properties fo:text-align="justify" style:justify-single-word="false"/>
      <style:text-properties officeooo:rsid="0013f1e7" officeooo:paragraph-rsid="001ee350"/>
    </style:style>
    <style:style style:name="P33" style:family="paragraph" style:parent-style-name="Standard">
      <style:paragraph-properties fo:margin-left="0cm" fo:margin-right="0cm" fo:text-align="justify" style:justify-single-word="false" fo:text-indent="0.741cm" style:auto-text-indent="false"/>
      <style:text-properties fo:font-size="12pt" fo:language="en" fo:country="US" fo:font-weight="normal" style:font-size-asian="12pt" style:language-asian="zh" style:country-asian="CN" style:font-weight-asian="normal" style:font-size-complex="12pt" style:font-weight-complex="normal"/>
    </style:style>
    <style:style style:name="P34" style:family="paragraph" style:parent-style-name="Standard">
      <style:paragraph-properties fo:margin-left="0cm" fo:margin-right="0cm" fo:text-align="justify" style:justify-single-word="false" fo:text-indent="0.741cm" style:auto-text-indent="false"/>
      <style:text-properties fo:font-size="12pt" fo:language="en" fo:country="US" fo:font-weight="normal" officeooo:paragraph-rsid="001ee350" style:font-size-asian="12pt" style:language-asian="zh" style:country-asian="CN" style:font-weight-asian="normal" style:font-size-complex="12pt" style:font-weight-complex="normal"/>
    </style:style>
    <style:style style:name="P35" style:family="paragraph" style:parent-style-name="Standard">
      <style:paragraph-properties fo:margin-left="0cm" fo:margin-right="0cm" fo:text-align="justify" style:justify-single-word="false" fo:text-indent="0.741cm" style:auto-text-indent="false"/>
      <style:text-properties fo:font-size="12pt" fo:language="en" fo:country="US" fo:font-weight="normal" officeooo:paragraph-rsid="001ee350" style:font-size-asian="12pt" style:language-asian="none" style:country-asian="none" style:font-weight-asian="normal" style:font-size-complex="12pt" style:font-weight-complex="normal"/>
    </style:style>
    <style:style style:name="P36" style:family="paragraph" style:parent-style-name="Standard">
      <style:paragraph-properties fo:margin-left="0cm" fo:margin-right="0cm" fo:text-align="justify" style:justify-single-word="false" fo:text-indent="0.741cm" style:auto-text-indent="false"/>
      <style:text-properties fo:font-size="12pt" fo:language="en" fo:country="US" fo:font-weight="normal" officeooo:rsid="0006ba1a" officeooo:paragraph-rsid="001ee350" style:font-size-asian="12pt" style:language-asian="none" style:country-asian="none" style:font-weight-asian="normal" style:font-size-complex="12pt" style:font-weight-complex="normal"/>
    </style:style>
    <style:style style:name="P37" style:family="paragraph" style:parent-style-name="Standard">
      <style:paragraph-properties fo:margin-left="0cm" fo:margin-right="0cm" fo:text-align="justify" style:justify-single-word="false" fo:text-indent="0.741cm" style:auto-text-indent="false"/>
      <style:text-properties fo:font-size="12pt" fo:language="en" fo:country="US" fo:font-weight="normal" officeooo:rsid="000e21cb" officeooo:paragraph-rsid="001ee350" style:font-size-asian="12pt" style:language-asian="none" style:country-asian="none" style:font-weight-asian="normal" style:font-size-complex="12pt" style:font-weight-complex="normal"/>
    </style:style>
    <style:style style:name="P38" style:family="paragraph" style:parent-style-name="Standard">
      <style:paragraph-properties fo:margin-left="0cm" fo:margin-right="0cm" fo:text-align="justify" style:justify-single-word="false" fo:text-indent="0.741cm" style:auto-text-indent="false"/>
      <style:text-properties fo:font-size="12pt" fo:language="en" fo:country="US" fo:font-weight="normal" officeooo:rsid="000c2621" officeooo:paragraph-rsid="001ee350" style:font-size-asian="12pt" style:language-asian="none" style:country-asian="none" style:font-weight-asian="normal" style:font-size-complex="12pt" style:font-weight-complex="normal"/>
    </style:style>
    <style:style style:name="P39" style:family="paragraph" style:parent-style-name="Standard">
      <style:paragraph-properties fo:margin-left="0cm" fo:margin-right="0cm" fo:text-align="justify" style:justify-single-word="false" fo:text-indent="0.741cm" style:auto-text-indent="false"/>
      <style:text-properties fo:font-size="12pt" fo:language="en" fo:country="US" fo:font-weight="normal" officeooo:rsid="000e68e3" officeooo:paragraph-rsid="001ee350" style:font-size-asian="12pt" style:language-asian="none" style:country-asian="none" style:font-weight-asian="normal" style:font-size-complex="12pt" style:font-weight-complex="normal"/>
    </style:style>
    <style:style style:name="P40" style:family="paragraph" style:parent-style-name="Standard">
      <style:paragraph-properties fo:margin-left="0cm" fo:margin-right="0cm" fo:text-align="justify" style:justify-single-word="false" fo:text-indent="0.741cm" style:auto-text-indent="false"/>
    </style:style>
    <style:style style:name="P41" style:family="paragraph" style:parent-style-name="Standard">
      <style:paragraph-properties fo:margin-left="0cm" fo:margin-right="0cm" fo:text-align="justify" style:justify-single-word="false" fo:text-indent="0.741cm" style:auto-text-indent="false"/>
      <style:text-properties officeooo:paragraph-rsid="000aadc0"/>
    </style:style>
    <style:style style:name="P42" style:family="paragraph" style:parent-style-name="Standard">
      <style:paragraph-properties fo:margin-left="0cm" fo:margin-right="0cm" fo:text-align="justify" style:justify-single-word="false" fo:text-indent="0.741cm" style:auto-text-indent="false"/>
      <style:text-properties officeooo:paragraph-rsid="001ee350"/>
    </style:style>
    <style:style style:name="P43" style:family="paragraph" style:parent-style-name="Standard">
      <style:paragraph-properties fo:margin-left="0cm" fo:margin-right="0cm" fo:text-align="justify" style:justify-single-word="false" fo:text-indent="0.741cm" style:auto-text-indent="false"/>
      <style:text-properties officeooo:paragraph-rsid="001ee350" style:language-asian="none" style:country-asian="none"/>
    </style:style>
    <style:style style:name="P44" style:family="paragraph" style:parent-style-name="Standard">
      <style:paragraph-properties fo:margin-left="0cm" fo:margin-right="0cm" fo:text-align="justify" style:justify-single-word="false" fo:text-indent="0.741cm" style:auto-text-indent="false"/>
      <style:text-properties officeooo:paragraph-rsid="001fa763" style:language-asian="none" style:country-asian="none"/>
    </style:style>
    <style:style style:name="P45" style:family="paragraph" style:parent-style-name="Standard">
      <style:paragraph-properties fo:margin-left="0cm" fo:margin-right="0cm" fo:text-align="justify" style:justify-single-word="false" fo:text-indent="0.741cm" style:auto-text-indent="false"/>
      <style:text-properties officeooo:rsid="000e21cb" officeooo:paragraph-rsid="001ee350" style:language-asian="none" style:country-asian="none"/>
    </style:style>
    <style:style style:name="P46" style:family="paragraph" style:parent-style-name="Standard" style:master-page-name="Standard">
      <style:paragraph-properties fo:text-align="justify" style:justify-single-word="false" style:page-number="auto"/>
      <style:text-properties fo:font-size="10.5pt" fo:language="en" fo:country="US" fo:font-weight="bold" style:font-size-asian="10.5pt" style:language-asian="zh" style:country-asian="CN" style:font-weight-asian="bold" style:font-size-complex="10.5pt" style:font-weight-complex="bold"/>
    </style:style>
    <style:style style:name="P47" style:family="paragraph" style:parent-style-name="Standard" style:master-page-name="Standard">
      <style:paragraph-properties fo:text-align="justify" style:justify-single-word="false" style:page-number="auto"/>
      <style:text-properties fo:font-size="10.5pt" fo:language="en" fo:country="US" fo:font-weight="bold" officeooo:paragraph-rsid="001ee350" style:font-size-asian="10.5pt" style:language-asian="zh" style:country-asian="CN" style:font-weight-asian="bold" style:font-size-complex="10.5pt" style:font-weight-complex="bold"/>
    </style:style>
    <style:style style:name="T1" style:family="text">
      <style:text-properties fo:font-size="12pt" fo:language="en" fo:country="US" fo:font-weight="normal" style:font-size-asian="12pt" style:language-asian="zh" style:country-asian="CN" style:font-weight-asian="normal" style:font-size-complex="12pt" style:font-weight-complex="normal"/>
    </style:style>
    <style:style style:name="T2" style:family="text">
      <style:text-properties fo:font-size="12pt" fo:language="en" fo:country="US" fo:font-weight="normal" officeooo:rsid="000aadc0" style:font-size-asian="12pt" style:language-asian="zh" style:country-asian="CN" style:font-weight-asian="normal" style:font-size-complex="12pt" style:font-weight-complex="normal"/>
    </style:style>
    <style:style style:name="T3" style:family="text">
      <style:text-properties fo:font-size="12pt" fo:language="en" fo:country="US" fo:font-weight="normal" officeooo:rsid="000d2feb" style:font-size-asian="12pt" style:language-asian="zh" style:country-asian="CN" style:font-weight-asian="normal" style:font-size-complex="12pt" style:font-weight-complex="normal"/>
    </style:style>
    <style:style style:name="T4" style:family="text">
      <style:text-properties fo:font-size="12pt" fo:language="en" fo:country="US" fo:font-weight="normal" style:font-size-asian="12pt" style:font-weight-asian="normal" style:font-size-complex="12pt" style:font-weight-complex="normal"/>
    </style:style>
    <style:style style:name="T5" style:family="text">
      <style:text-properties fo:font-size="12pt" fo:language="en" fo:country="US" fo:font-weight="normal" officeooo:rsid="000614b0" style:font-size-asian="12pt" style:font-weight-asian="normal" style:font-size-complex="12pt" style:font-weight-complex="normal"/>
    </style:style>
    <style:style style:name="T6" style:family="text">
      <style:text-properties fo:font-size="12pt" fo:language="en" fo:country="US" fo:font-weight="normal" officeooo:rsid="000a81ae" style:font-size-asian="12pt" style:font-weight-asian="normal" style:font-size-complex="12pt" style:font-weight-complex="normal"/>
    </style:style>
    <style:style style:name="T7" style:family="text">
      <style:text-properties fo:font-size="12pt" fo:language="en" fo:country="US" fo:font-weight="normal" officeooo:rsid="000c2621" style:font-size-asian="12pt" style:font-weight-asian="normal" style:font-size-complex="12pt" style:font-weight-complex="normal"/>
    </style:style>
    <style:style style:name="T8" style:family="text">
      <style:text-properties officeooo:rsid="00061d83"/>
    </style:style>
    <style:style style:name="T9" style:family="text">
      <style:text-properties officeooo:rsid="000aadc0"/>
    </style:style>
    <style:style style:name="T10" style:family="text">
      <style:text-properties officeooo:rsid="0011cd01"/>
    </style:style>
    <style:style style:name="T11" style:family="text">
      <style:text-properties officeooo:rsid="0013cbc8"/>
    </style:style>
    <style:style style:name="T12" style:family="text">
      <style:text-properties fo:font-size="10.5pt" fo:language="en" fo:country="US" fo:font-weight="normal" officeooo:rsid="000d2feb" style:font-size-asian="10.5pt" style:language-asian="zh" style:country-asian="CN" style:font-weight-asian="normal" style:font-size-complex="10.5pt" style:font-weight-complex="normal"/>
    </style:style>
    <style:style style:name="T13" style:family="text">
      <style:text-properties officeooo:rsid="00078136"/>
    </style:style>
    <style:style style:name="T14" style:family="text">
      <style:text-properties officeooo:rsid="000aee63"/>
    </style:style>
    <style:style style:name="T15" style:family="text">
      <style:text-properties officeooo:rsid="0009048c"/>
    </style:style>
    <style:style style:name="T16" style:family="text">
      <style:text-properties officeooo:rsid="000dad12"/>
    </style:style>
    <style:style style:name="T17" style:family="text">
      <style:text-properties officeooo:rsid="000b5710"/>
    </style:style>
    <style:style style:name="T18" style:family="text">
      <style:text-properties officeooo:rsid="000bcb9c"/>
    </style:style>
    <style:style style:name="T19" style:family="text">
      <style:text-properties officeooo:rsid="0009ba34"/>
    </style:style>
    <style:style style:name="T20" style:family="text">
      <style:text-properties officeooo:rsid="001413a5"/>
    </style:style>
    <style:style style:name="T21" style:family="text">
      <style:text-properties officeooo:rsid="000614b0" style:language-asian="none" style:country-asian="none"/>
    </style:style>
    <style:style style:name="T22" style:family="text">
      <style:text-properties officeooo:rsid="0006ba1a"/>
    </style:style>
    <style:style style:name="T23" style:family="text">
      <style:text-properties officeooo:rsid="00101de7"/>
    </style:style>
    <style:style style:name="T24" style:family="text">
      <style:text-properties officeooo:rsid="0009ada1"/>
    </style:style>
    <style:style style:name="T25" style:family="text">
      <style:text-properties officeooo:rsid="00206f8e"/>
    </style:style>
    <style:style style:name="T26" style:family="text">
      <style:text-properties officeooo:rsid="00223f13"/>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text:span text:style-name="T8">512</text:span>MB,1S,sugar.xxx</text:p>
      <text:p text:style-name="P21"><text:bookmark text:name="OLE_LINK1"/><text:bookmark text:name="OLE_LINK5"/>吃糖果</text:p>
      <text:p text:style-name="P19"><text:bookmark text:name="_GoBack"/>问题描述</text:p>
      <text:p text:style-name="P33">您获得了一个糖果串，然而，您只会吃其中符合您对糖果的要求的子串，请您告诉我们，您最多能吃到多少个糖果子串（不是种类）。</text:p>
      <text:p text:style-name="P40"><text:bookmark text:name="OLE_LINK2"/></text:p>
      <text:p text:style-name="P19">输入描述</text:p>
      <text:p text:style-name="P33">第一行一个整数<text:span text:style-name="T9">n表示符合您要求的糖果串种类数。</text:span></text:p>
      <text:p text:style-name="P33">第二行有一个<text:span text:style-name="T9">01</text:span>串，表示您要从中选出子串吃的糖果串。</text:p>
      <text:p text:style-name="P41"><text:span text:style-name="T1">接下来n行，每行一个</text:span><text:span text:style-name="T2">01串，表示符合您要求的糖果串。</text:span></text:p>
      <text:p text:style-name="P33"/>
      <text:p text:style-name="P19">输出描述</text:p>
      <text:p text:style-name="P33">一行一个整数，表示您最多能吃到的糖果串个数。</text:p>
      <text:p text:style-name="P40"><text:bookmark text:name="OLE_LINK6"/></text:p>
      <text:p text:style-name="P19">样例输入</text:p>
      <text:p text:style-name="P3">5</text:p>
      <text:p text:style-name="P3">010101010111</text:p>
      <text:p text:style-name="P16">010</text:p>
      <text:p text:style-name="P16">01</text:p>
      <text:p text:style-name="P16">11</text:p>
      <text:p text:style-name="P16">1000</text:p>
      <text:p text:style-name="P16">1110</text:p>
      <text:p text:style-name="P14"/>
      <text:p text:style-name="P19">样例输出</text:p>
      <text:p text:style-name="P4">6</text:p>
      <text:p text:style-name="P27"><text:bookmark text:name="OLE_LINK9"/></text:p>
      <text:p text:style-name="P19">数据范围及提示</text:p>
      <text:p text:style-name="P1"/>
      <text:p text:style-name="P25"><text:span text:style-name="T10">3</text:span>0%的数据，|糖果串| &lt;= 1000，<draw:frame draw:style-name="fr1" draw:name="对象2" text:anchor-type="as-char" svg:y="-0.432cm" svg:width="6.315cm" svg:height="0.58cm" draw:z-index="0"><draw:object xlink:href="./Object 2" xlink:type="simple" xlink:show="embed" xlink:actuate="onLoad"/><draw:image xlink:href="./ObjectReplacements/Object 2" xlink:type="simple" xlink:show="embed" xlink:actuate="onLoad"/><svg:desc>公式</svg:desc></draw:frame><text:span text:style-name="T11">。</text:span></text:p>
      <text:p text:style-name="P24">另外20%的数据，|糖果串| &lt;= 10,0000; <text:span text:style-name="T10">符合您要求的糖果串长度均 &lt;= 30, n &lt;=500 </text:span></text:p>
      <text:p text:style-name="P26">另外20%的数据，<text:span text:style-name="T3"><draw:frame draw:style-name="fr1" draw:name="对象3" text:anchor-type="as-char" svg:y="-0.432cm" svg:width="6.703cm" svg:height="0.58cm" draw:z-index="2"><draw:object xlink:href="./Object 3" xlink:type="simple" xlink:show="embed" xlink:actuate="onLoad"/><draw:image xlink:href="./ObjectReplacements/Object 3" xlink:type="simple" xlink:show="embed" xlink:actuate="onLoad"/><svg:desc>公式</svg:desc></draw:frame></text:span><text:span text:style-name="T12">&lt;=500,0000且符合您要求的串的长度均相等。</text:span></text:p>
      <text:p text:style-name="P29">100%的数据，<text:span text:style-name="T3"> </text:span><text:span text:style-name="T3"><draw:frame draw:style-name="fr1" draw:name="对象1" text:anchor-type="as-char" svg:y="-0.432cm" svg:width="6.703cm" svg:height="0.58cm" draw:z-index="1"><draw:object xlink:href="./Object 1" xlink:type="simple" xlink:show="embed" xlink:actuate="onLoad"/><draw:image xlink:href="./ObjectReplacements/Object 1" xlink:type="simple" xlink:show="embed" xlink:actuate="onLoad"/><svg:desc>公式</svg:desc></draw:frame></text:span><text:span text:style-name="T3">&lt;=500,0000; 0 &lt;= n &lt;= 10,0000；</text:span></text:p>
      <text:p text:style-name="P47"><text:span text:style-name="T13">512</text:span>MB,<text:span text:style-name="T14">2</text:span>S,<text:span text:style-name="T13">selfless</text:span>.xxx</text:p>
      <text:p text:style-name="P22"><text:bookmark text:name="OLE_LINK51"/><text:bookmark text:name="OLE_LINK11"/>大公无私</text:p>
      <text:p text:style-name="P20"><text:bookmark text:name="_GoBack1"/>问题描述</text:p>
      <text:p text:style-name="P34">大公无私的民营企业家通过某种方式获得了一块星区的交通承包权，需要建造一些双向的星际航线使得任意两个恒星相互可达，星区有n个恒星，编号<text:span text:style-name="T15">1到n，</text:span>TA并不想要用最少的花费来实现这件事，因为他是大公无私的，TA想知道大于最小花费的最小花费是多少。</text:p>
      <text:p text:style-name="P42"><text:bookmark text:name="OLE_LINK21"/></text:p>
      <text:p text:style-name="P20">输入描述</text:p>
      <text:p text:style-name="P34">第一行两个整数n，m，分别表示恒星数和双向星际航道数</text:p>
      <text:p text:style-name="P34">接下来m行，每行<text:span text:style-name="T15">3个整数u，v，c表示有一条连接u号恒星和v号恒星的花费为c的双向星际航线可供选择。</text:span></text:p>
      <text:p text:style-name="P42"><text:bookmark text:name="OLE_LINK4"/></text:p>
      <text:p text:style-name="P34"/>
      <text:p text:style-name="P20">输出描述</text:p>
      <text:p text:style-name="P34">一行一个整数，表示大于最小花费的最小花费是多少。</text:p>
      <text:p text:style-name="P42"><text:bookmark text:name="OLE_LINK61"/></text:p>
      <text:p text:style-name="P20">样例输入</text:p>
      <text:p text:style-name="P5">3 5</text:p>
      <text:p text:style-name="P17">1 2 3</text:p>
      <text:p text:style-name="P17">1 2 5</text:p>
      <text:p text:style-name="P17">2 3 4</text:p>
      <text:p text:style-name="P17">2 3 9</text:p>
      <text:p text:style-name="P17">1 3 3</text:p>
      <text:p text:style-name="P15"/>
      <text:p text:style-name="P20">样例输出</text:p>
      <text:p text:style-name="P6">7</text:p>
      <text:p text:style-name="P2"/>
      <text:p text:style-name="P28"><text:bookmark text:name="OLE_LINK91"/></text:p>
      <text:p text:style-name="P20">数据范围及提示</text:p>
      <text:p text:style-name="P7">对于20%的数据 1 &lt;= n &lt;= 10, <text:span text:style-name="T16">n &lt;= m &lt;= 20;</text:span></text:p>
      <text:p text:style-name="P7">对于另外<text:span text:style-name="T16">30%的数据 1 &lt;= n &lt;= 5000; n &lt;= m &lt;= 10000;</text:span></text:p>
      <text:p text:style-name="P8">对于<text:span text:style-name="T17">100%的数据</text:span>1 &lt;= n &lt;= 10,0000; <text:span text:style-name="T18">n</text:span> &lt;= m &lt;= 20,0000; <text:span text:style-name="T19">1 &lt;= c &lt;= 5000</text:span></text:p>
      <text:p text:style-name="P2">保证答案存在。</text:p>
      <text:p text:style-name="P12"/>
      <text:p text:style-name="P12"/>
      <text:p text:style-name="P12"/>
      <text:p text:style-name="P47"><text:span text:style-name="T20">512</text:span>MB,1S,<text:span text:style-name="T21">hss</text:span>.xxx</text:p>
      <text:p text:style-name="P23"><text:bookmark text:name="OLE_LINK12"/><text:bookmark text:name="OLE_LINK52"/>镰锤星</text:p>
      <text:p text:style-name="P20"><text:bookmark text:name="_GoBack2"/>问题描述</text:p>
      <text:p text:style-name="P35">作为察里津徽标制造厂的首席技术顾问，您奉命设计一种能够从镰锤星混合串中选出一个满足如下条件的最长子串的分析机，由于可能存在多个这样的子串，您只需要告诉厂长满足要求的最长子串的长度。</text:p>
      <text:p text:style-name="P35"><text:span text:style-name="T22">1.</text:span>串中的每一个镰刀（如果存在）必须有一个位于其右边的铁锤与其对应。</text:p>
      <text:p text:style-name="P36">2.串中的每一个铁锤（如果存在）必须有一个位于其左边的镰刀与其对应。</text:p>
      <text:p text:style-name="P36">3.每个镰刀/铁锤（如果存在）需要且仅能与一个相应位置的铁锤/镰刀对应。</text:p>
      <text:p text:style-name="P36"><text:bookmark text:name="OLE_LINK22"/>为了提高工厂设施利用率，工厂会双线程得进行工作，即会从混合串的左边或右边增加要素，而这台分析机需要回答初始串以及每次要素增加后的满足要求的子串的最大长度。</text:p>
      <text:p text:style-name="P36"/>
      <text:p text:style-name="P20">输入描述</text:p>
      <text:p text:style-name="P43"><text:span text:style-name="T4">第一行</text:span><text:span text:style-name="T5">两</text:span><text:span text:style-name="T4">个整数n，m，分别表示初始串长和要素增加次数</text:span></text:p>
      <text:p text:style-name="P34"/>
      <text:p text:style-name="P44"><text:bookmark text:name="OLE_LINK41"/><text:span text:style-name="T4">第二行n个用空格隔开的字母，s表示镰刀</text:span><text:span text:style-name="T6">(sickle), </text:span><text:span text:style-name="T7">S表示星星（Star）, h表示铁锤（hammer）</text:span></text:p>
      <text:p text:style-name="P45"><text:span text:style-name="T7">接下来m行，每行有用空格隔开的一个数和一个字母，</text:span><text:span text:style-name="T4">p x, p表示插入位置，1表示左，2表示右，x表示插入的字母。</text:span></text:p>
      <text:p text:style-name="P37"/>
      <text:p text:style-name="P38"/>
      <text:p text:style-name="P20">输出描述</text:p>
      <text:p text:style-name="P39">m+1行，每行一个整数表示满足要求的最长子串的长度，第一行是初始串的答案，之后的是每次修改后的串的答案。</text:p>
      <text:p text:style-name="P42"><text:bookmark text:name="OLE_LINK62"/></text:p>
      <text:p text:style-name="P20">样例输入</text:p>
      <text:p text:style-name="P9"><text:span text:style-name="T26">6</text:span> 3</text:p>
      <text:p text:style-name="P18">S <text:span text:style-name="T25">s s s h h</text:span></text:p>
      <text:p text:style-name="P18">2 <text:span text:style-name="T25">h</text:span></text:p>
      <text:p text:style-name="P18">1 <text:span text:style-name="T25">h</text:span></text:p>
      <text:p text:style-name="P18">1 <text:span text:style-name="T25">s</text:span></text:p>
      <text:p text:style-name="P18"/>
      <text:p text:style-name="P20">样例输出</text:p>
      <text:p text:style-name="P10">4</text:p>
      <text:p text:style-name="P11">7</text:p>
      <text:p text:style-name="P32">7</text:p>
      <text:p text:style-name="P32">9</text:p>
      <text:p text:style-name="P20"><text:soft-page-break/>数据范围及提示</text:p>
      <text:p text:style-name="P13">20%的数据 n &lt;=25, m = 0</text:p>
      <text:p text:style-name="P30">另20%的数据 n &lt;=5000,<text:span text:style-name="T23">m=0</text:span></text:p>
      <text:p text:style-name="P31"><text:span text:style-name="T24">另</text:span>30%的数据n, m&lt;=5000</text:p>
      <text:p text:style-name="P31">100%的数据n, m &lt;= 100,0000</text:p>
      <text:p text:style-name="P12">p = {1, 2} x = {h, s, 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5pt" fo:language="en" fo:country="US" style:letter-kerning="false" style:font-name-asian="DejaVu Sans" style:font-size-asian="10pt" style:language-asian="zh" style:country-asian="CN" style:font-name-complex="宋体"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Calibri" fo:font-size="10.5pt" fo:language="en" fo:country="US" style:letter-kerning="false" style:font-name-asian="DejaVu Sans" style:font-size-asian="10pt" style:language-asian="zh" style:country-asian="CN" style:font-name-complex="宋体"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text-properties style:use-window-font-color="true" style:font-name="Calibri" fo:font-family="Calibri" style:font-family-generic="roman" style:font-pitch="variable" fo:font-size="10.5pt" fo:language="en" fo:country="US" style:letter-kerning="true" style:font-name-asian="DejaVu Sans" style:font-family-asian="'DejaVu Sans'" style:font-family-generic-asian="system" style:font-pitch-asian="variable" style:font-size-asian="10.5pt" style:language-asian="zh" style:country-asian="CN" style:font-name-complex="宋体" style:font-family-complex="宋体"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Noto Sans CJK SC Regular" style:font-family-complex="'Noto Sans CJK SC Regular'"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CJK SC Regular" style:font-family-complex="'Noto Sans CJK SC Regular'"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CJK SC Regular" style:font-family-complex="'Noto Sans CJK SC Regular'" style:font-family-generic-complex="system" style:font-pitch-complex="variable"/>
    </style:style>
    <style:style style:name="HTML_20_Preformatted" style:display-name="HTML Preformatted" style:family="paragraph" style:parent-style-name="Standard" style:default-outline-level="">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en" fo:country="US" style:letter-kerning="false" style:font-size-asian="10pt" style:language-asian="zh" style:country-asian="CN" style:font-name-complex="Courier New1" style:font-family-complex="'Courier New'" style:font-family-generic-complex="system" style:font-pitch-complex="variable" style:font-size-complex="10pt" style:language-complex="ar" style:country-complex="none"/>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9T12:08:00</meta:creation-date>
    <meta:initial-creator>admin</meta:initial-creator>
    <dc:language>zh-CN</dc:language>
    <dc:date>2019-07-09T09:37:47.588932020</dc:date>
    <meta:editing-cycles>27</meta:editing-cycles>
    <meta:editing-duration>PT29M22S</meta:editing-duration>
    <meta:generator>LibreOffice/6.2.4.2$Linux_X86_64 LibreOffice_project/2412653d852ce75f65fbfa83fb7e7b669a126d64</meta:generator>
    <meta:document-statistic meta:table-count="0" meta:image-count="0" meta:object-count="3" meta:page-count="4" meta:paragraph-count="79" meta:word-count="1124" meta:character-count="1467" meta:non-whitespace-character-count="1374"/>
    <meta:user-defined meta:name="DocSecurity" meta:value-type="float">0</meta:user-defined>
    <meta:user-defined meta:name="KSOProductBuildVer">2052-10.1.0.7400</meta:user-defined>
    <meta:user-defined meta:name="LinksUpToDate" meta:value-type="boolean">false</meta:user-defined>
    <meta:user-defined meta:name="ScaleCrop"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o fence="true" stretchy="true">|</mo>
        <mrow>
          <mi mathvariant="italic">糖果串</mi>
        </mrow>
        <mo fence="true" stretchy="true">|</mo>
      </mrow>
      <mi>，</mi>
      <mrow>
        <mo stretchy="false">∑</mo>
        <mrow>
          <mo fence="true" stretchy="true">|</mo>
          <mrow>
            <mi mathvariant="italic">符合您要求的糖果串</mi>
          </mrow>
          <mo fence="true" stretchy="true">|</mo>
        </mrow>
      </mrow>
    </mrow>
    <annotation encoding="StarMath 5.0">abs{糖果串}，sum { abs{符合您要求的糖果串} }</annotation>
  </semantics>
</math>
</file>

<file path=Object 2/content.xml><?xml version="1.0" encoding="utf-8"?>
<math xmlns="http://www.w3.org/1998/Math/MathML" display="block">
  <semantics>
    <mrow>
      <mrow>
        <mrow>
          <mo stretchy="false">∑</mo>
          <mrow>
            <mo fence="true" stretchy="true">|</mo>
            <mrow>
              <mi mathvariant="italic">符合您要求的糖果串</mi>
            </mrow>
            <mo fence="true" stretchy="true">|</mo>
          </mrow>
        </mrow>
        <mo stretchy="false">≤</mo>
        <mn>1</mn>
      </mrow>
      <mi>,</mi>
      <mn>0000</mn>
    </mrow>
    <annotation encoding="StarMath 5.0">sum { abs{符合您要求的糖果串} } &lt;= 1,0000</annotation>
  </semantics>
</math>
</file>

<file path=Object 3/content.xml><?xml version="1.0" encoding="utf-8"?>
<math xmlns="http://www.w3.org/1998/Math/MathML" display="block">
  <semantics>
    <mrow>
      <mrow>
        <mo fence="true" stretchy="true">|</mo>
        <mrow>
          <mi mathvariant="italic">糖果串</mi>
        </mrow>
        <mo fence="true" stretchy="true">|</mo>
      </mrow>
      <mi>，</mi>
      <mrow>
        <mo stretchy="false">∑</mo>
        <mrow>
          <mo fence="true" stretchy="true">|</mo>
          <mrow>
            <mi mathvariant="italic">符合您要求的糖果串</mi>
          </mrow>
          <mo fence="true" stretchy="true">|</mo>
        </mrow>
      </mrow>
    </mrow>
    <annotation encoding="StarMath 5.0">abs{糖果串}，sum { abs{符合您要求的糖果串} }</annotation>
  </semantics>
</math>
</file>